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5H23M00S">
            <text:p>15:23:0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5H24M00S">
            <text:p>15:24:0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.2">
            <text:p>2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53333333333333">
            <text:p>1.5</text:p>
          </table:table-cell>
          <table:table-cell table:style-name="ce4" office:value-type="float" office:value="0.733333333333334">
            <text:p>0.7</text:p>
          </table:table-cell>
          <table:table-cell table:style-name="ce4" office:value-type="float" office:value="0.833333333333333">
            <text:p>0.8</text:p>
          </table:table-cell>
          <table:table-cell table:style-name="ce4" office:value-type="float" office:value="96.9">
            <text:p>96.9</text:p>
          </table:table-cell>
          <table:table-cell table:style-name="ce4" office:value-type="float" office:value="2.26666666666667">
            <text:p>2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64.8">
            <text:p>6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3.5">
            <text:p>3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5H23M30S">
            <text:p>15:23:3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76086956521739">
            <text:p>1.8</text:p>
          </table:table-cell>
          <table:table-cell table:style-name="ce4" office:value-type="float" office:value="1.63636363636364">
            <text:p>1.6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1.02889576883385">
            <text:p>1.0</text:p>
          </table:table-cell>
          <table:table-cell table:style-name="ce4" office:value-type="float" office:value="1.54411764705882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6.818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5M22.59S">
            <text:p>00:15:2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2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073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67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264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40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433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1801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599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430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4638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9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1799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1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3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55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33316 4 58066 37483539 41132 0 164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6540 0 18050 9356649 5122 0 1058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3552 2 16857 9379322 7665 0 174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57545 2 11215 9379221 5647 0 154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5678 0 11942 9368345 22697 0 254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0316993 49 6 0 0 0 0 2 0 1 0 0 0 125 0 161611 67 0 0 0 0 0 0 0 22 0 0 0 0 0 0 0 0 127925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401394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032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6872618 0 2527909 283690 830931 161703 0 3 609486 10667 2448229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480 <text:s text:c="5"/>60 <text:s text:c="3"/>0 <text:s text:c="3"/>0 <text:s text:c="3"/>0 <text:s text:c="4"/>0 <text:s text:c="9"/>0 <text:s text:c="8"/>0 <text:s text:c="4"/>4480 <text:s text:c="5"/>6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00313063 1092008 <text:s text:c="3"/>0 1155 <text:s text:c="3"/>0 <text:s text:c="4"/>0 <text:s text:c="9"/>0 <text:s text:c="8"/>0 806495559 <text:s/>62979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5210 7920 739222 101016 146397 902157 8405712 8576244 0 554592 87162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5107 7890 738170 100060 146396 902157 8405712 8576240 0 554520 87152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557623 22 356 6 54 7015 46809 20 0 1 0 4 2936832 400 4294967295 13946880 14046716 3220463312 3220458284 9647126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092010 errors:0 dropped:115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979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0313219 (100.3 MB) <text:s/>TX bytes:806495559 (806.4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0 (4.4 KB) <text:s/>TX bytes:4480 (4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9 <text:s text:c="5"/>3521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9 <text:s text:c="5"/>3521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office:value-type="float" office:value="2.5">
            <text:p>2.5</text:p>
          </table:table-cell>
          <table:table-cell office:value-type="float" office:value="94">
            <text:p>9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3333333333333">
            <text:p>1.5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733333333333334">
            <text:p>0.73</text:p>
          </table:table-cell>
          <table:table-cell office:value-type="float" office:value="0.833333333333333">
            <text:p>0.83</text:p>
          </table:table-cell>
          <table:table-cell office:value-type="float" office:value="96.9">
            <text:p>96.9</text:p>
          </table:table-cell>
          <table:table-cell office:value-type="float" office:value="2.26666666666667">
            <text:p>2.2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23333333333333">
            <text:p>1.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98.1333333333333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0.433333333333333">
            <text:p>0.4</text:p>
          </table:table-cell>
          <table:table-cell table:style-name="ce10" office:value-type="float" office:value="98.2333333333333">
            <text:p>98.2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866666666666667">
            <text:p>0.9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0.433333333333333">
            <text:p>0.4</text:p>
          </table:table-cell>
          <table:table-cell table:style-name="ce10" office:value-type="float" office:value="98.4">
            <text:p>98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36666666666667">
            <text:p>1.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2.33333333333333">
            <text:p>2.3</text:p>
          </table:table-cell>
          <table:table-cell table:style-name="ce10" office:value-type="float" office:value="95.7">
            <text:p>95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0">
            <text:p>0</text:p>
          </table:table-cell>
          <table:table-cell office:value-type="float" office:value="515.8">
            <text:p>515.8</text:p>
          </table:table-cell>
          <table:table-cell office:value-type="float" office:value="64.8">
            <text:p>64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">
            <text:p>0</text:p>
          </table:table-cell>
          <table:table-cell office:value-type="float" office:value="44.8">
            <text:p>44.8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86.866666666667">
            <text:p>186.9</text:p>
          </table:table-cell>
          <table:table-cell table:style-name="ce11" table:formula="of:=AVERAGE([.D2:.D4])" office:value-type="float" office:value="22.2">
            <text:p>22.2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91.293661553098">
            <text:p>291.3</text:p>
          </table:table-cell>
          <table:table-cell table:style-name="ce11" table:formula="of:=IF([.D6]=0;0;MAX(SUMPRODUCT([.D2:.D4];[.D2:.D4])/SUM([.D2:.D4])-[.D6];0))" office:value-type="float" office:value="40.8972972972973">
            <text:p>40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7.6396717802354">
            <text:p>37.6</text:p>
          </table:table-cell>
          <table:table-cell table:style-name="ce11" table:formula="of:=ABS(MAX([.D2:.D4])-[.D6]-[.D7])" office:value-type="float" office:value="1.70270270270269">
            <text:p>1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2" office:value-type="float" office:value="25.8">
            <text:p>25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1.6">
            <text:p>5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.2666666666667">
            <text:p>11.3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1.2666666666667">
            <text:p>11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0.320315581854">
            <text:p>10.3</text:p>
          </table:table-cell>
          <table:table-cell table:style-name="ce11" table:formula="of:=IF([.C6]=0;0;MAX(SUMPRODUCT([.C2:.C4];[.C2:.C4])/SUM([.C2:.C4])-[.C6];0))" office:value-type="float" office:value="10.320315581854">
            <text:p>10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21301775147929">
            <text:p>4.2</text:p>
          </table:table-cell>
          <table:table-cell table:style-name="ce11" table:formula="of:=ABS(MAX([.C2:.C4])-[.C6]-[.C7])" office:value-type="float" office:value="4.21301775147929">
            <text:p>4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1.5869822485207">
            <text:p>21.6</text:p>
          </table:table-cell>
          <table:table-cell table:style-name="ce11" table:formula="of:=[.C6]+ [.C7]" office:value-type="float" office:value="21.5869822485207">
            <text:p>21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2">
            <text:p>2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.8">
            <text:p>3.8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.8">
            <text:p>3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6.8280701754386">
            <text:p>6.8</text:p>
          </table:table-cell>
          <table:table-cell table:style-name="ce11" table:formula="of:=IF([.C6]=0;0;MAX(SUMPRODUCT([.C2:.C4];[.C2:.C4])/SUM([.C2:.C4])-[.C6];0))" office:value-type="float" office:value="6.8280701754386">
            <text:p>6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371929824561404">
            <text:p>0.4</text:p>
          </table:table-cell>
          <table:table-cell table:style-name="ce11" table:formula="of:=ABS(MAX([.C2:.C4])-[.C6]-[.C7])" office:value-type="float" office:value="0.371929824561404">
            <text:p>0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.6280701754386">
            <text:p>10.6</text:p>
          </table:table-cell>
          <table:table-cell table:style-name="ce11" table:formula="of:=[.C6]+ [.C7]" office:value-type="float" office:value="10.6280701754386">
            <text:p>10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2" office:value-type="float" office:value="257.9">
            <text:p>25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15.8">
            <text:p>51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2" office:value-type="float" office:value="22.4">
            <text:p>2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4.8">
            <text:p>44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3.4333333333333">
            <text:p>93.4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93.4333333333333">
            <text:p>93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45.646830776549">
            <text:p>145.6</text:p>
          </table:table-cell>
          <table:table-cell table:style-name="ce11" table:formula="of:=IF([.C6]=0;0;MAX(SUMPRODUCT([.C2:.C4];[.C2:.C4])/SUM([.C2:.C4])-[.C6];0))" office:value-type="float" office:value="145.646830776549">
            <text:p>145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8.8198358901177">
            <text:p>18.8</text:p>
          </table:table-cell>
          <table:table-cell table:style-name="ce11" table:formula="of:=ABS(MAX([.C2:.C4])-[.C6]-[.C7])" office:value-type="float" office:value="18.8198358901177">
            <text:p>18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39.080164109882">
            <text:p>239.1</text:p>
          </table:table-cell>
          <table:table-cell table:style-name="ce11" table:formula="of:=[.C6]+ [.C7]" office:value-type="float" office:value="239.080164109882">
            <text:p>239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2" office:value-type="float" office:value="32.4">
            <text:p>3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4.8">
            <text:p>6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.1">
            <text:p>11.1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11.1">
            <text:p>11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0.4486486486486">
            <text:p>20.4</text:p>
          </table:table-cell>
          <table:table-cell table:style-name="ce11" table:formula="of:=IF([.C6]=0;0;MAX(SUMPRODUCT([.C2:.C4];[.C2:.C4])/SUM([.C2:.C4])-[.C6];0))" office:value-type="float" office:value="20.4486486486486">
            <text:p>20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851351351351347">
            <text:p>0.9</text:p>
          </table:table-cell>
          <table:table-cell table:style-name="ce11" table:formula="of:=ABS(MAX([.C2:.C4])-[.C6]-[.C7])" office:value-type="float" office:value="0.851351351351347">
            <text:p>0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1.5486486486486">
            <text:p>31.5</text:p>
          </table:table-cell>
          <table:table-cell table:style-name="ce11" table:formula="of:=[.C6]+ [.C7]" office:value-type="float" office:value="31.5486486486486">
            <text:p>31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9">
            <text:p>49.0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9">
            <text:p>49.0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">
            <text:p>0.0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5">
            <text:p>2025</text:p>
          </table:table-cell>
          <table:table-cell office:value-type="float" office:value="1429.7">
            <text:p>1429.7</text:p>
          </table:table-cell>
          <table:table-cell office:value-type="float" office:value="595.3">
            <text:p>59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1.8">
            <text:p>611.8</text:p>
          </table:table-cell>
          <table:table-cell office:value-type="float" office:value="1699.4">
            <text:p>1699.4</text:p>
          </table:table-cell>
          <table:table-cell office:value-type="float" office:value="-1">
            <text:p>-1</text:p>
          </table:table-cell>
          <table:table-cell office:value-type="float" office:value="172.7">
            <text:p>172.7</text:p>
          </table:table-cell>
          <table:table-cell office:value-type="float" office:value="0">
            <text:p>0</text:p>
          </table:table-cell>
          <table:table-cell office:value-type="float" office:value="237.6">
            <text:p>237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19.6">
            <text:p>2019.6</text:p>
          </table:table-cell>
          <table:table-cell office:value-type="float" office:value="1424.3">
            <text:p>1424.3</text:p>
          </table:table-cell>
          <table:table-cell office:value-type="float" office:value="595.3">
            <text:p>59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2.2">
            <text:p>612.2</text:p>
          </table:table-cell>
          <table:table-cell office:value-type="float" office:value="1704.5">
            <text:p>1704.5</text:p>
          </table:table-cell>
          <table:table-cell office:value-type="float" office:value="-1">
            <text:p>-1</text:p>
          </table:table-cell>
          <table:table-cell office:value-type="float" office:value="172.7">
            <text:p>172.7</text:p>
          </table:table-cell>
          <table:table-cell office:value-type="float" office:value="0">
            <text:p>0</text:p>
          </table:table-cell>
          <table:table-cell office:value-type="float" office:value="237.5">
            <text:p>237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19.6">
            <text:p>2019.6</text:p>
          </table:table-cell>
          <table:table-cell office:value-type="float" office:value="1424.3">
            <text:p>1424.3</text:p>
          </table:table-cell>
          <table:table-cell office:value-type="float" office:value="595.3">
            <text:p>59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2.2">
            <text:p>612.2</text:p>
          </table:table-cell>
          <table:table-cell office:value-type="float" office:value="1704.5">
            <text:p>1704.5</text:p>
          </table:table-cell>
          <table:table-cell office:value-type="float" office:value="-1">
            <text:p>-1</text:p>
          </table:table-cell>
          <table:table-cell office:value-type="float" office:value="172.7">
            <text:p>172.7</text:p>
          </table:table-cell>
          <table:table-cell office:value-type="float" office:value="0">
            <text:p>0</text:p>
          </table:table-cell>
          <table:table-cell office:value-type="float" office:value="237.5">
            <text:p>237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57.9">
            <text:p>157.9</text:p>
          </table:table-cell>
          <table:table-cell office:value-type="float" office:value="15.9">
            <text:p>15.9</text:p>
          </table:table-cell>
          <table:table-cell office:value-type="float" office:value="-142">
            <text:p>-14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6.13333333333333">
            <text:p>6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7.4">
            <text:p>47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7.77644927536232">
            <text:p>7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94.4005625879044">
            <text:p>94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99021739130435">
            <text:p>2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.19943741209562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0">
            <text:p>0</text:p>
          </table:table-cell>
          <table:table-cell office:value-type="float" office:value="111.9">
            <text:p>111.9</text:p>
          </table:table-cell>
          <table:table-cell office:value-type="float" office:value="0">
            <text:p>0</text:p>
          </table:table-cell>
          <table:table-cell office:value-type="float" office:value="134.3">
            <text:p>134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9.6">
            <text:p>49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5.2">
            <text:p>45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39.1469086021506">
            <text:p>39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87.819616519174">
            <text:p>87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3.1530913978494">
            <text:p>23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.28038348082598">
            <text:p>1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546.2">
            <text:p>546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82.2">
            <text:p>182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74">
            <text:p>74</text:p>
          </table:table-cell>
          <table:table-cell table:number-columns-repeated="13" office:value-type="float" office:value="-1">
            <text:p>-1</text:p>
          </table:table-cell>
          <table:table-cell office:value-type="float" office:value="6155">
            <text:p>6155</text:p>
          </table:table-cell>
          <table:table-cell office:value-type="float" office:value="-1">
            <text:p>-1</text:p>
          </table:table-cell>
          <table:table-cell office:value-type="float" office:value="1247">
            <text:p>1247</text:p>
          </table:table-cell>
          <table:table-cell office:value-type="float" office:value="950">
            <text:p>950</text:p>
          </table:table-cell>
          <table:table-cell office:value-type="float" office:value="-1">
            <text:p>-1</text:p>
          </table:table-cell>
          <table:table-cell office:value-type="float" office:value="200816">
            <text:p>200816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3"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table:number-columns-repeated="3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table:number-columns-repeated="2" office:value-type="float" office:value="0">
            <text:p>0</text:p>
          </table:table-cell>
          <table:table-cell office:value-type="float" office:value="-200817">
            <text:p>-20081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3" office:value-type="float" office:value="-1">
            <text:p>-1</text:p>
          </table:table-cell>
          <table:table-cell office:value-type="float" office:value="44">
            <text:p>44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200949">
            <text:p>200949</text:p>
          </table:table-cell>
          <table:table-cell table:number-columns-repeated="13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5H23M00S">
            <text:p>15:23:00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23M00S">
            <text:p>15:2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5H23M30S">
            <text:p>15:23:30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23M30S">
            <text:p>15:2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5H24M00S">
            <text:p>15:24:00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24M00S">
            <text:p>15:2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3.1">
            <text:p>3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95.3">
            <text:p>95.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3333333333333">
            <text:p>1.23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4">
            <text:p>0.4</text:p>
          </table:table-cell>
          <table:table-cell office:value-type="float" office:value="0.266666666666667">
            <text:p>0.27</text:p>
          </table:table-cell>
          <table:table-cell office:value-type="float" office:value="98.1333333333333">
            <text:p>98.13</text:p>
          </table:table-cell>
          <table:table-cell office:value-type="float" office:value="1.63333333333333">
            <text:p>1.6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2.6">
            <text:p>2.6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95.7">
            <text:p>95.7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">
            <text:p>1.1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33333333333333">
            <text:p>0.23</text:p>
          </table:table-cell>
          <table:table-cell office:value-type="float" office:value="0.433333333333333">
            <text:p>0.43</text:p>
          </table:table-cell>
          <table:table-cell office:value-type="float" office:value="98.2333333333333">
            <text:p>98.23</text:p>
          </table:table-cell>
          <table:table-cell office:value-type="float" office:value="1.33333333333333">
            <text:p>1.3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1.9">
            <text:p>1.9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96.2">
            <text:p>96.2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66666666666667">
            <text:p>0.87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66666666666667">
            <text:p>0.27</text:p>
          </table:table-cell>
          <table:table-cell office:value-type="float" office:value="0.433333333333333">
            <text:p>0.43</text:p>
          </table:table-cell>
          <table:table-cell office:value-type="float" office:value="98.4">
            <text:p>98.4</text:p>
          </table:table-cell>
          <table:table-cell office:value-type="float" office:value="1.13333333333333">
            <text:p>1.1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00S">
            <text:p>15:23:0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">
            <text:p>99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3M30S">
            <text:p>15:23:30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6.8">
            <text:p>6.8</text:p>
          </table:table-cell>
          <table:table-cell office:value-type="float" office:value="88.9">
            <text:p>88.9</text:p>
          </table:table-cell>
          <table:table-cell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4M00S">
            <text:p>15:24:0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6666666666667">
            <text:p>1.37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6">
            <text:p>0.6</text:p>
          </table:table-cell>
          <table:table-cell office:value-type="float" office:value="2.33333333333333">
            <text:p>2.33</text:p>
          </table:table-cell>
          <table:table-cell office:value-type="float" office:value="95.7">
            <text:p>95.7</text:p>
          </table:table-cell>
          <table:table-cell office:value-type="float" office:value="1.96666666666667">
            <text:p>1.9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5:49:41.98</dc:date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23:00</text:p>
              </table:table-cell>
              <table:table-cell office:value-type="float" office:value="3">
                <text:p text:id="CPU_ALL.F2:CPU_ALL.F4">3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3.5">
                <text:p>3.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228cm" svg:y="0.256cm" chart:style-name="ch2">
          <text:p>Disk %Busy JMeter_Test_30_Threads  10/14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5:23:00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38cm" svg:y="0.256cm" chart:style-name="ch2">
          <text:p>Disk Read KB/s JMeter_Test_30_Threads  10/14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738cm" svg:y="0.256cm" chart:style-name="ch2">
          <text:p>Disk Read KB/s JMeter_Test_30_Threads  10/14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5:23:00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59cm" svg:y="0.256cm" chart:style-name="ch2">
          <text:p>Disk Write KB/s JMeter_Test_30_Threads  10/14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3.4333333333333">
                <text:p text:id="DISKWRITE.B6:DISKWRITE.F6">93.4333333333333</text:p>
              </table:table-cell>
              <table:table-cell office:value-type="float" office:value="93.4333333333333">
                <text:p>93.4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45.646830776549">
                <text:p text:id="DISKWRITE.B7:DISKWRITE.F7">145.646830776549</text:p>
              </table:table-cell>
              <table:table-cell office:value-type="float" office:value="145.646830776549">
                <text:p>145.646830776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8.8198358901177">
                <text:p text:id="DISKWRITE.B8:DISKWRITE.F8">18.8198358901177</text:p>
              </table:table-cell>
              <table:table-cell office:value-type="float" office:value="18.8198358901177">
                <text:p>18.819835890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659cm" svg:y="0.256cm" chart:style-name="ch2">
          <text:p>Disk Write KB/s JMeter_Test_30_Threads  10/14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5:23:00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257.9">
                <text:p>257.9</text:p>
              </table:table-cell>
              <table:table-cell office:value-type="float" office:value="257.9">
                <text:p>25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22.4">
                <text:p>22.4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63cm" svg:y="0.256cm" chart:style-name="ch2">
          <text:p>Disk transfers per second JMeter_Test_30_Threads  10/14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.1">
                <text:p text:id="DISKXFER.B6:DISKXFER.F6">11.1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0.4486486486486">
                <text:p text:id="DISKXFER.B7:DISKXFER.F7">20.4486486486486</text:p>
              </table:table-cell>
              <table:table-cell office:value-type="float" office:value="20.4486486486486">
                <text:p>20.448648648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851351351351347">
                <text:p text:id="DISKXFER.B8:DISKXFER.F8">0.851351351351347</text:p>
              </table:table-cell>
              <table:table-cell office:value-type="float" office:value="0.851351351351347">
                <text:p>0.851351351351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363cm" svg:y="0.256cm" chart:style-name="ch2">
          <text:p>Disk transfers per second JMeter_Test_30_Threads  10/14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5:23:00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32.4">
                <text:p>32.4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9">
                <text:p text:id="JFSFILE.B6:JFSFILE.G6"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">
                <text:p text:id="JFSFILE.B7:JFSFILE.G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">
                <text:p text:id="JFSFILE.B8:JFSFILE.G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30_Threads  10/14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5:23:00</text:p>
              </table:table-cell>
              <table:table-cell office:value-type="float" office:value="2025">
                <text:p text:id="MEM.F2:MEM.F4">2025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2019.6">
                <text:p>2019.6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2019.6">
                <text:p>2019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5:23:00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30_Threads  10/14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23:00</text:p>
              </table:table-cell>
              <table:table-cell office:value-type="float" office:value="1.8">
                <text:p text:id="CPU_ALL.B2:CPU_ALL.B4">1.8</text:p>
              </table:table-cell>
              <table:table-cell office:value-type="float" office:value="1.2">
                <text:p text:id="CPU_ALL.C2:CPU_ALL.C4">1.2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30_Threads (KB/s) - 10/14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5:23:00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2">
                <text:p text:id="NET.H2:NET.H4">1.2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-142">
                <text:p>-14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30_Threads (KB/s)  10/14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">
                <text:p>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7.77644927536232">
                <text:p>7.77644927536232</text:p>
              </table:table-cell>
              <table:table-cell office:value-type="float" office:value="0">
                <text:p>0</text:p>
              </table:table-cell>
              <table:table-cell office:value-type="float" office:value="94.4005625879044">
                <text:p>94.4005625879044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99021739130435">
                <text:p>1.99021739130435</text:p>
              </table:table-cell>
              <table:table-cell office:value-type="float" office:value="0">
                <text:p>0</text:p>
              </table:table-cell>
              <table:table-cell office:value-type="float" office:value="0.19943741209562">
                <text:p>0.1994374120956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0_Threads (KB/s)  10/14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5:23:00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2">
                <text:p text:id="NET.C2:NET.C4">1.2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30_Threads  10/14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9.1469086021506">
                <text:p>39.1469086021506</text:p>
              </table:table-cell>
              <table:table-cell office:value-type="float" office:value="0">
                <text:p>0</text:p>
              </table:table-cell>
              <table:table-cell office:value-type="float" office:value="87.819616519174">
                <text:p>87.819616519174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3.1530913978494">
                <text:p>23.1530913978494</text:p>
              </table:table-cell>
              <table:table-cell office:value-type="float" office:value="0">
                <text:p>0</text:p>
              </table:table-cell>
              <table:table-cell office:value-type="float" office:value="1.28038348082598">
                <text:p>1.280383480825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30_Threads  10/14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5:23:00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7.2">
                <text:p text:id="NETPACKET.C2:NETPACKET.C4">17.2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111.9">
                <text:p>111.9</text:p>
              </table:table-cell>
              <table:table-cell office:value-type="float" office:value="0">
                <text:p>0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0_Threads  10/14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23:00</text:p>
              </table:table-cell>
              <table:table-cell office:value-type="float" office:value="2">
                <text:p text:id="PROC.B2:PROC.B4">2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0_Threads  10/14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23:00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546.2">
                <text:p>54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182.2">
                <text:p>182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0_Threads  10/14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23:00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5:23:00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5:23:00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23:00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30_Threads  10/14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5:23:00</text:p>
              </table:table-cell>
              <table:table-cell office:value-type="float" office:value="0.6">
                <text:p text:id="CPU01.B2:CPU01.B4">0.6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30_Threads  10/14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5:23:00</text:p>
              </table:table-cell>
              <table:table-cell office:value-type="float" office:value="0.7">
                <text:p text:id="CPU02.B2:CPU02.B4">0.7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.1">
                <text:p text:id="CPU02.D2:CPU02.D4">0.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2.6">
                <text:p>2.6</text:p>
              </table:table-cell>
              <table:table-cell office:value-type="float" office:value="0.5">
                <text:p>0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30_Threads  10/14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5:23:00</text:p>
              </table:table-cell>
              <table:table-cell office:value-type="float" office:value="0.6">
                <text:p text:id="CPU03.B2:CPU03.B4">0.6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.1">
                <text:p text:id="CPU03.D2:CPU03.D4">0.1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30_Threads  10/14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5:23:00</text:p>
              </table:table-cell>
              <table:table-cell office:value-type="float" office:value="0.6">
                <text:p text:id="CPU04.B2:CPU04.B4">0.6</text:p>
              </table:table-cell>
              <table:table-cell office:value-type="float" office:value="0.1">
                <text:p text:id="CPU04.C2:CPU04.C4">0.1</text:p>
              </table:table-cell>
              <table:table-cell office:value-type="float" office:value="0.2">
                <text:p text:id="CPU04.D2:CPU04.D4">0.2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3.2">
                <text:p>3.2</text:p>
              </table:table-cell>
              <table:table-cell office:value-type="float" office:value="1.2">
                <text:p>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23333333333333">
                <text:p text:id="CPU_SUMM.B2:CPU_SUMM.B5">1.23333333333333</text:p>
              </table:table-cell>
              <table:table-cell office:value-type="float" office:value="0.4">
                <text:p text:id="CPU_SUMM.C2:CPU_SUMM.C5">0.4</text:p>
              </table:table-cell>
              <table:table-cell office:value-type="float" office:value="0.266666666666667">
                <text:p text:id="CPU_SUMM.D2:CPU_SUMM.D5">0.2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1">
                <text:p>1.1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0.6">
                <text:p>0.6</text:p>
              </table:table-cell>
              <table:table-cell office:value-type="float" office:value="2.33333333333333">
                <text:p>2.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30_Threads - 10/14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5:23:00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0">
                <text:p>0</text:p>
              </table:table-cell>
              <table:table-cell office:value-type="float" office:value="515.8">
                <text:p>515.8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0">
                <text:p>0</text:p>
              </table:table-cell>
              <table:table-cell office:value-type="float" office:value="44.8">
                <text:p>44.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30_Threads  10/14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86.866666666667">
                <text:p>186.86666666666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291.293661553098">
                <text:p>291.293661553098</text:p>
              </table:table-cell>
              <table:table-cell office:value-type="float" office:value="40.8972972972973">
                <text:p>40.8972972972973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37.6396717802354">
                <text:p>37.6396717802354</text:p>
              </table:table-cell>
              <table:table-cell office:value-type="float" office:value="1.70270270270269">
                <text:p>1.702702702702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54cm" svg:y="0.256cm" chart:style-name="ch2">
          <text:p>Disk Block Size JMeter_Test_30_Threads (Kbytes)  10/14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.2666666666667">
                <text:p text:id="DISKBSIZE.B6:DISKBSIZE.F6">11.2666666666667</text:p>
              </table:table-cell>
              <table:table-cell office:value-type="float" office:value="11.2666666666667">
                <text:p>11.2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0.320315581854">
                <text:p text:id="DISKBSIZE.B7:DISKBSIZE.F7">10.320315581854</text:p>
              </table:table-cell>
              <table:table-cell office:value-type="float" office:value="10.320315581854">
                <text:p>10.320315581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21301775147929">
                <text:p text:id="DISKBSIZE.B8:DISKBSIZE.F8">4.21301775147929</text:p>
              </table:table-cell>
              <table:table-cell office:value-type="float" office:value="4.21301775147929">
                <text:p>4.21301775147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654cm" svg:y="0.256cm" chart:style-name="ch2">
          <text:p>Disk Block Size JMeter_Test_30_Threads (Kbytes)  10/14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5:23:00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5:23: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25.8">
                <text:p>25.8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28cm" svg:y="0.256cm" chart:style-name="ch2">
          <text:p>Disk %Busy JMeter_Test_30_Threads  10/14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.8">
                <text:p text:id="DISKBUSY.B6:DISKBUSY.F6">3.8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6.8280701754386">
                <text:p text:id="DISKBUSY.B7:DISKBUSY.F7">6.8280701754386</text:p>
              </table:table-cell>
              <table:table-cell office:value-type="float" office:value="6.8280701754386">
                <text:p>6.828070175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371929824561404">
                <text:p text:id="DISKBUSY.B8:DISKBUSY.F8">0.371929824561404</text:p>
              </table:table-cell>
              <table:table-cell office:value-type="float" office:value="0.371929824561404">
                <text:p>0.37192982456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